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0.891cm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b0505" officeooo:paragraph-rsid="001b0505"/>
    </style:style>
    <style:style style:name="P2" style:family="paragraph" style:parent-style-name="Standard">
      <style:text-properties officeooo:rsid="001b0505" officeooo:paragraph-rsid="0063b865"/>
    </style:style>
    <style:style style:name="P3" style:family="paragraph" style:parent-style-name="Standard">
      <style:text-properties officeooo:rsid="001b0505" officeooo:paragraph-rsid="006b7ecd"/>
    </style:style>
    <style:style style:name="P4" style:family="paragraph" style:parent-style-name="Standard">
      <style:text-properties officeooo:rsid="001debee" officeooo:paragraph-rsid="001debee"/>
    </style:style>
    <style:style style:name="P5" style:family="paragraph" style:parent-style-name="Standard">
      <style:text-properties officeooo:rsid="001debee" officeooo:paragraph-rsid="0063b865"/>
    </style:style>
    <style:style style:name="P6" style:family="paragraph" style:parent-style-name="Standard">
      <style:text-properties officeooo:rsid="001fd973" officeooo:paragraph-rsid="001fd973"/>
    </style:style>
    <style:style style:name="P7" style:family="paragraph" style:parent-style-name="Standard">
      <style:text-properties officeooo:rsid="001fd973" officeooo:paragraph-rsid="00650ee0"/>
    </style:style>
    <style:style style:name="P8" style:family="paragraph" style:parent-style-name="Standard">
      <style:text-properties officeooo:rsid="001fd973" officeooo:paragraph-rsid="006945e1"/>
    </style:style>
    <style:style style:name="P9" style:family="paragraph" style:parent-style-name="Standard">
      <style:text-properties officeooo:rsid="00217e6b" officeooo:paragraph-rsid="00217e6b"/>
    </style:style>
    <style:style style:name="P10" style:family="paragraph" style:parent-style-name="Standard">
      <style:text-properties officeooo:rsid="00217e6b" officeooo:paragraph-rsid="0066145d"/>
    </style:style>
    <style:style style:name="P11" style:family="paragraph" style:parent-style-name="Standard">
      <style:text-properties officeooo:rsid="0022db96" officeooo:paragraph-rsid="0022db96"/>
    </style:style>
    <style:style style:name="P12" style:family="paragraph" style:parent-style-name="Standard">
      <style:text-properties officeooo:rsid="0022db96" officeooo:paragraph-rsid="002aaee3"/>
    </style:style>
    <style:style style:name="P13" style:family="paragraph" style:parent-style-name="Standard">
      <style:text-properties officeooo:rsid="0022db96" officeooo:paragraph-rsid="003756de"/>
    </style:style>
    <style:style style:name="P14" style:family="paragraph" style:parent-style-name="Standard">
      <style:text-properties officeooo:rsid="0022db96" officeooo:paragraph-rsid="004afa9d"/>
    </style:style>
    <style:style style:name="P15" style:family="paragraph" style:parent-style-name="Standard">
      <style:text-properties officeooo:rsid="0022db96" officeooo:paragraph-rsid="0066449a"/>
    </style:style>
    <style:style style:name="P16" style:family="paragraph" style:parent-style-name="Standard">
      <style:text-properties officeooo:rsid="0022db96" officeooo:paragraph-rsid="0066749b"/>
    </style:style>
    <style:style style:name="P17" style:family="paragraph" style:parent-style-name="Standard">
      <style:text-properties officeooo:rsid="0038ea34" officeooo:paragraph-rsid="0038ea34"/>
    </style:style>
    <style:style style:name="P18" style:family="paragraph" style:parent-style-name="Standard">
      <style:text-properties officeooo:rsid="0039c277" officeooo:paragraph-rsid="0039c277"/>
    </style:style>
    <style:style style:name="P19" style:family="paragraph" style:parent-style-name="Standard">
      <style:text-properties officeooo:rsid="0039c277" officeooo:paragraph-rsid="0041353f"/>
    </style:style>
    <style:style style:name="P20" style:family="paragraph" style:parent-style-name="Standard">
      <style:text-properties officeooo:rsid="0039c277" officeooo:paragraph-rsid="006945e1"/>
    </style:style>
    <style:style style:name="P21" style:family="paragraph" style:parent-style-name="Standard">
      <style:text-properties officeooo:rsid="00417234" officeooo:paragraph-rsid="00417234"/>
    </style:style>
    <style:style style:name="P22" style:family="paragraph" style:parent-style-name="Standard">
      <style:text-properties officeooo:rsid="00417234" officeooo:paragraph-rsid="006945e1"/>
    </style:style>
    <style:style style:name="P23" style:family="paragraph" style:parent-style-name="Standard">
      <style:text-properties officeooo:rsid="0041de2e" officeooo:paragraph-rsid="0041de2e"/>
    </style:style>
    <style:style style:name="P24" style:family="paragraph" style:parent-style-name="Standard">
      <style:text-properties officeooo:rsid="0041de2e" officeooo:paragraph-rsid="006945e1"/>
    </style:style>
    <style:style style:name="P25" style:family="paragraph" style:parent-style-name="Standard">
      <style:text-properties officeooo:rsid="0044655a" officeooo:paragraph-rsid="0044655a"/>
    </style:style>
    <style:style style:name="P26" style:family="paragraph" style:parent-style-name="Standard">
      <style:text-properties officeooo:rsid="0044655a" officeooo:paragraph-rsid="006945e1"/>
    </style:style>
    <style:style style:name="P27" style:family="paragraph" style:parent-style-name="Standard">
      <style:text-properties officeooo:rsid="00451baa" officeooo:paragraph-rsid="00451baa"/>
    </style:style>
    <style:style style:name="P28" style:family="paragraph" style:parent-style-name="Standard">
      <style:text-properties officeooo:rsid="0048cfee" officeooo:paragraph-rsid="0048cfee"/>
    </style:style>
    <style:style style:name="P29" style:family="paragraph" style:parent-style-name="Standard">
      <style:text-properties fo:font-size="14pt" style:text-underline-style="solid" style:text-underline-width="auto" style:text-underline-color="font-color" officeooo:rsid="004e3910" officeooo:paragraph-rsid="005e4760" style:font-size-asian="12.25pt" style:font-size-complex="14pt"/>
    </style:style>
    <style:style style:name="P30" style:family="paragraph" style:parent-style-name="Standard">
      <style:text-properties fo:font-size="14pt" style:text-underline-style="solid" style:text-underline-width="auto" style:text-underline-color="font-color" officeooo:rsid="005eac12" officeooo:paragraph-rsid="007d883e" style:font-size-asian="12.25pt" style:font-size-complex="14pt"/>
    </style:style>
    <style:style style:name="P31" style:family="paragraph" style:parent-style-name="Standard">
      <style:text-properties fo:font-size="14pt" style:text-underline-style="none" officeooo:rsid="005380de" officeooo:paragraph-rsid="0058ffb6" style:font-size-asian="12.25pt" style:font-size-complex="14pt"/>
    </style:style>
    <style:style style:name="P32" style:family="paragraph" style:parent-style-name="Standard">
      <style:text-properties fo:font-size="14pt" style:text-underline-style="none" officeooo:rsid="005eac12" officeooo:paragraph-rsid="00629363" style:font-size-asian="12.25pt" style:font-size-complex="14pt"/>
    </style:style>
    <style:style style:name="P33" style:family="paragraph" style:parent-style-name="Standard">
      <style:text-properties fo:font-size="14pt" style:text-underline-style="none" officeooo:rsid="0070c196" officeooo:paragraph-rsid="0070c196" style:font-size-asian="12.25pt" style:font-size-complex="14pt"/>
    </style:style>
    <style:style style:name="P34" style:family="paragraph" style:parent-style-name="Standard">
      <style:text-properties fo:font-size="14pt" style:text-underline-style="none" officeooo:rsid="0070c196" officeooo:paragraph-rsid="0075601d" style:font-size-asian="12.25pt" style:font-size-complex="14pt"/>
    </style:style>
    <style:style style:name="P35" style:family="paragraph" style:parent-style-name="Standard">
      <style:text-properties fo:font-size="14pt" style:text-underline-style="none" officeooo:rsid="0070c196" officeooo:paragraph-rsid="007ae214" style:font-size-asian="12.25pt" style:font-size-complex="14pt"/>
    </style:style>
    <style:style style:name="P36" style:family="paragraph" style:parent-style-name="Standard">
      <style:text-properties fo:font-size="14pt" style:text-underline-style="none" officeooo:rsid="0071d6b5" officeooo:paragraph-rsid="0071d6b5" style:font-size-asian="12.25pt" style:font-size-complex="14pt"/>
    </style:style>
    <style:style style:name="P37" style:family="paragraph" style:parent-style-name="Standard">
      <style:text-properties fo:font-size="14pt" style:text-underline-style="none" officeooo:rsid="0075601d" officeooo:paragraph-rsid="0075601d" style:font-size-asian="12.25pt" style:font-size-complex="14pt"/>
    </style:style>
    <style:style style:name="P38" style:family="paragraph" style:parent-style-name="Standard">
      <style:text-properties fo:font-size="14pt" style:text-underline-style="none" officeooo:rsid="0078902d" officeooo:paragraph-rsid="0078902d" style:font-size-asian="12.25pt" style:font-size-complex="14pt"/>
    </style:style>
    <style:style style:name="P39" style:family="paragraph" style:parent-style-name="Standard">
      <style:text-properties fo:font-size="14pt" style:text-underline-style="none" officeooo:rsid="007a0f8c" officeooo:paragraph-rsid="007ae214" style:font-size-asian="12.25pt" style:font-size-complex="14pt"/>
    </style:style>
    <style:style style:name="P40" style:family="paragraph" style:parent-style-name="Standard">
      <style:text-properties fo:font-size="14pt" style:text-underline-style="none" officeooo:rsid="007cf492" officeooo:paragraph-rsid="007cf492" style:font-size-asian="12.25pt" style:font-size-complex="14pt"/>
    </style:style>
    <style:style style:name="P41" style:family="paragraph" style:parent-style-name="Table_20_Contents">
      <style:text-properties fo:font-size="14pt" style:font-size-asian="12.25pt" style:font-size-complex="14pt"/>
    </style:style>
    <style:style style:name="P42" style:family="paragraph" style:parent-style-name="Standard">
      <style:text-properties fo:font-size="12pt" fo:font-style="normal" style:text-underline-style="none" officeooo:rsid="004e3910" officeooo:paragraph-rsid="004e3910" style:font-size-asian="10.5pt" style:font-style-asian="normal" style:font-size-complex="12pt" style:font-style-complex="normal"/>
    </style:style>
    <style:style style:name="P43" style:family="paragraph" style:parent-style-name="Standard">
      <style:text-properties fo:font-size="12pt" fo:font-style="normal" style:text-underline-style="none" officeooo:rsid="004f87c1" officeooo:paragraph-rsid="004f87c1" style:font-size-asian="10.5pt" style:font-style-asian="normal" style:font-size-complex="12pt" style:font-style-complex="normal"/>
    </style:style>
    <style:style style:name="P44" style:family="paragraph" style:parent-style-name="Standard">
      <style:text-properties fo:font-size="12pt" style:text-underline-style="none" officeooo:rsid="005eac12" officeooo:paragraph-rsid="007d883e" style:font-size-asian="12pt" style:font-size-complex="12pt"/>
    </style:style>
    <style:style style:name="P45" style:family="paragraph" style:parent-style-name="Table_20_Contents">
      <style:text-properties fo:font-size="12pt" officeooo:rsid="0054d81a" officeooo:paragraph-rsid="006d7dfb" style:font-size-asian="12pt" style:font-size-complex="12pt"/>
    </style:style>
    <style:style style:name="P46" style:family="paragraph" style:parent-style-name="Table_20_Contents">
      <style:text-properties fo:font-size="12pt" style:font-size-asian="12pt" style:font-size-complex="12pt"/>
    </style:style>
    <style:style style:name="P47" style:family="paragraph" style:parent-style-name="Standard">
      <style:text-properties officeooo:rsid="00517f15" officeooo:paragraph-rsid="00517f15"/>
    </style:style>
    <style:style style:name="P48" style:family="paragraph" style:parent-style-name="Standard">
      <style:text-properties officeooo:rsid="003b5185" officeooo:paragraph-rsid="0041353f"/>
    </style:style>
    <style:style style:name="P49" style:family="paragraph" style:parent-style-name="Standard">
      <style:text-properties officeooo:rsid="005380de" officeooo:paragraph-rsid="005380de"/>
    </style:style>
    <style:style style:name="P50" style:family="paragraph" style:parent-style-name="Standard">
      <style:text-properties officeooo:rsid="00589c9e" officeooo:paragraph-rsid="00589c9e"/>
    </style:style>
    <style:style style:name="P51" style:family="paragraph" style:parent-style-name="Standard">
      <style:text-properties officeooo:paragraph-rsid="0063b865"/>
    </style:style>
    <style:style style:name="P52" style:family="paragraph" style:parent-style-name="Standard">
      <style:text-properties officeooo:paragraph-rsid="006b7ecd"/>
    </style:style>
    <style:style style:name="P53" style:family="paragraph" style:parent-style-name="Table_20_Contents">
      <style:text-properties officeooo:rsid="0054d81a" officeooo:paragraph-rsid="006945e1"/>
    </style:style>
    <style:style style:name="P54" style:family="paragraph" style:parent-style-name="Standard">
      <style:text-properties officeooo:rsid="0035ab47" officeooo:paragraph-rsid="0066749b"/>
    </style:style>
    <style:style style:name="P55" style:family="paragraph" style:parent-style-name="Standard">
      <style:text-properties fo:font-size="14pt" style:text-underline-style="solid" style:text-underline-width="auto" style:text-underline-color="font-color" officeooo:rsid="005eac12" officeooo:paragraph-rsid="007f23e5" style:font-size-asian="12.25pt" style:font-size-complex="14pt"/>
    </style:style>
    <style:style style:name="P56" style:family="paragraph" style:parent-style-name="Standard">
      <style:text-properties fo:font-size="14pt" style:text-underline-style="solid" style:text-underline-width="auto" style:text-underline-color="font-color" officeooo:rsid="005eac12" officeooo:paragraph-rsid="0082a5fd" style:font-size-asian="12.25pt" style:font-size-complex="14pt"/>
    </style:style>
    <style:style style:name="P5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5eac12" officeooo:paragraph-rsid="00629363" style:font-size-asian="12.25pt" style:font-size-complex="14pt"/>
    </style:style>
    <style:style style:name="P5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5eac12" officeooo:paragraph-rsid="007f23e5" style:font-size-asian="12.25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5eac12" officeooo:paragraph-rsid="0082a5fd" style:font-size-asian="12.25pt" style:font-size-complex="14pt"/>
    </style:style>
    <style:style style:name="P6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4e3910" officeooo:paragraph-rsid="004e3910" style:font-size-asian="12.25pt" style:font-size-complex="14pt"/>
    </style:style>
    <style:style style:name="P6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4e3910" officeooo:paragraph-rsid="005e4760" style:font-size-asian="12.25pt" style:font-size-complex="14pt"/>
    </style:style>
    <style:style style:name="P6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4e3910" officeooo:paragraph-rsid="0058ffb6" style:font-size-asian="12.25pt" style:font-size-complex="14pt"/>
    </style:style>
    <style:style style:name="P63" style:family="paragraph" style:parent-style-name="Standard">
      <style:text-properties fo:font-size="14pt" style:text-underline-style="solid" style:text-underline-width="auto" style:text-underline-color="font-color" officeooo:rsid="001b0505" officeooo:paragraph-rsid="001b0505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b0505" officeooo:paragraph-rsid="001b0505" style:font-size-asian="14pt" style:font-size-complex="14pt"/>
    </style:style>
    <style:style style:name="P6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38ea34" officeooo:paragraph-rsid="0038ea34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39c277" officeooo:paragraph-rsid="0039c277" style:font-size-asian="14pt" style:font-size-complex="14pt"/>
    </style:style>
    <style:style style:name="P67" style:family="paragraph" style:parent-style-name="Standard">
      <style:text-properties fo:font-size="14pt" style:text-underline-style="none" officeooo:rsid="005eac12" officeooo:paragraph-rsid="007f23e5" style:font-size-asian="12.25pt" style:font-size-complex="14pt"/>
    </style:style>
    <style:style style:name="P68" style:family="paragraph" style:parent-style-name="Standard">
      <style:text-properties fo:font-size="14pt" style:text-underline-style="none" officeooo:rsid="005eac12" officeooo:paragraph-rsid="0082a5fd" style:font-size-asian="12.25pt" style:font-size-complex="14pt"/>
    </style:style>
    <style:style style:name="P69" style:family="paragraph" style:parent-style-name="Standard">
      <style:text-properties fo:font-size="14pt" style:text-underline-style="none" officeooo:rsid="004e3910" officeooo:paragraph-rsid="0058ffb6" style:font-size-asian="12.25pt" style:font-size-complex="14pt"/>
    </style:style>
    <style:style style:name="P70" style:family="paragraph" style:parent-style-name="Standard">
      <style:paragraph-properties fo:text-align="center" style:justify-single-word="false"/>
      <style:text-properties fo:font-size="18pt" style:text-underline-style="none" fo:font-weight="bold" officeooo:rsid="008437c4" officeooo:paragraph-rsid="008437c4" style:font-size-asian="18pt" style:font-weight-asian="bold" style:font-size-complex="18pt" style:font-weight-complex="bold"/>
    </style:style>
    <style:style style:name="P71" style:family="paragraph" style:parent-style-name="Table_20_Contents">
      <style:text-properties fo:font-size="14pt" officeooo:rsid="00812f0e" officeooo:paragraph-rsid="00812f0e" style:font-size-asian="12.25pt" style:font-size-complex="14pt"/>
    </style:style>
    <style:style style:name="T1" style:family="text">
      <style:text-properties officeooo:rsid="001b0505"/>
    </style:style>
    <style:style style:name="T2" style:family="text">
      <style:text-properties officeooo:rsid="001bf30c"/>
    </style:style>
    <style:style style:name="T3" style:family="text">
      <style:text-properties officeooo:rsid="00217e6b"/>
    </style:style>
    <style:style style:name="T4" style:family="text">
      <style:text-properties officeooo:rsid="00247737"/>
    </style:style>
    <style:style style:name="T5" style:family="text">
      <style:text-properties officeooo:rsid="002743fa"/>
    </style:style>
    <style:style style:name="T6" style:family="text">
      <style:text-properties officeooo:rsid="0028d398"/>
    </style:style>
    <style:style style:name="T7" style:family="text">
      <style:text-properties officeooo:rsid="0028dbf4"/>
    </style:style>
    <style:style style:name="T8" style:family="text">
      <style:text-properties officeooo:rsid="002aa011"/>
    </style:style>
    <style:style style:name="T9" style:family="text">
      <style:text-properties officeooo:rsid="002aaee3"/>
    </style:style>
    <style:style style:name="T10" style:family="text">
      <style:text-properties officeooo:rsid="002acba0"/>
    </style:style>
    <style:style style:name="T11" style:family="text">
      <style:text-properties officeooo:rsid="002c4e90"/>
    </style:style>
    <style:style style:name="T12" style:family="text">
      <style:text-properties officeooo:rsid="002dc9a9"/>
    </style:style>
    <style:style style:name="T13" style:family="text">
      <style:text-properties officeooo:rsid="002fe64f"/>
    </style:style>
    <style:style style:name="T14" style:family="text">
      <style:text-properties officeooo:rsid="002feb2f"/>
    </style:style>
    <style:style style:name="T15" style:family="text">
      <style:text-properties officeooo:rsid="002ff108"/>
    </style:style>
    <style:style style:name="T16" style:family="text">
      <style:text-properties officeooo:rsid="003185d8"/>
    </style:style>
    <style:style style:name="T17" style:family="text">
      <style:text-properties officeooo:rsid="00324b54"/>
    </style:style>
    <style:style style:name="T18" style:family="text">
      <style:text-properties officeooo:rsid="0033506e"/>
    </style:style>
    <style:style style:name="T19" style:family="text">
      <style:text-properties officeooo:rsid="003d4909"/>
    </style:style>
    <style:style style:name="T20" style:family="text">
      <style:text-properties officeooo:rsid="0041353f"/>
    </style:style>
    <style:style style:name="T21" style:family="text">
      <style:text-properties officeooo:rsid="0044655a"/>
    </style:style>
    <style:style style:name="T22" style:family="text">
      <style:text-properties officeooo:rsid="00513c25"/>
    </style:style>
    <style:style style:name="T23" style:family="text">
      <style:text-properties officeooo:rsid="0054d81a"/>
    </style:style>
    <style:style style:name="T24" style:family="text">
      <style:text-properties officeooo:rsid="00589c9e"/>
    </style:style>
    <style:style style:name="T25" style:family="text">
      <style:text-properties officeooo:rsid="0058ffb6"/>
    </style:style>
    <style:style style:name="T26" style:family="text">
      <style:text-properties officeooo:rsid="005ae541"/>
    </style:style>
    <style:style style:name="T27" style:family="text">
      <style:text-properties officeooo:rsid="005c3c73"/>
    </style:style>
    <style:style style:name="T28" style:family="text">
      <style:text-properties officeooo:rsid="005e4760"/>
    </style:style>
    <style:style style:name="T29" style:family="text">
      <style:text-properties officeooo:rsid="0060a4de"/>
    </style:style>
    <style:style style:name="T30" style:family="text">
      <style:text-properties officeooo:rsid="0066749b"/>
    </style:style>
    <style:style style:name="T31" style:family="text">
      <style:text-properties officeooo:rsid="006945e1"/>
    </style:style>
    <style:style style:name="T32" style:family="text">
      <style:text-properties officeooo:rsid="001fd973"/>
    </style:style>
    <style:style style:name="T33" style:family="text">
      <style:text-properties officeooo:rsid="006a59a7"/>
    </style:style>
    <style:style style:name="T34" style:family="text">
      <style:text-properties officeooo:rsid="006b7ecd"/>
    </style:style>
    <style:style style:name="T35" style:family="text">
      <style:text-properties officeooo:rsid="006d7dfb"/>
    </style:style>
    <style:style style:name="T36" style:family="text">
      <style:text-properties officeooo:rsid="006f4204"/>
    </style:style>
    <style:style style:name="T37" style:family="text">
      <style:text-properties officeooo:rsid="0075601d"/>
    </style:style>
    <style:style style:name="T38" style:family="text">
      <style:text-properties officeooo:rsid="007887a1"/>
    </style:style>
    <style:style style:name="T39" style:family="text">
      <style:text-properties officeooo:rsid="0078e6b5"/>
    </style:style>
    <style:style style:name="T40" style:family="text">
      <style:text-properties officeooo:rsid="007ae214"/>
    </style:style>
    <style:style style:name="T41" style:family="text">
      <style:text-properties officeooo:rsid="007d883e"/>
    </style:style>
    <style:style style:name="T42" style:family="text">
      <style:text-properties officeooo:rsid="007f23e5"/>
    </style:style>
    <style:style style:name="T43" style:family="text">
      <style:text-properties officeooo:rsid="0082a5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Compte rendue TP n°3</text:p>
      <text:p text:style-name="P63"/>
      <text:p text:style-name="P63"/>
      <text:p text:style-name="P64">Exercice 1 : </text:p>
      <text:p text:style-name="P1"/>
      <text:p text:style-name="P3">1. <text:span text:style-name="T32">f</text:span><text:span text:style-name="T31">i</text:span><text:span text:style-name="T32">nd</text:span> ~ (effet?)</text:p>
      <text:p text:style-name="P2"/>
      <text:p text:style-name="P3">‘<text:span text:style-name="T32">f</text:span><text:span text:style-name="T31">i</text:span><text:span text:style-name="T32">nd</text:span>’ liste le contenue d’un r<text:span text:style-name="T3">é</text:span>pertoire <text:span text:style-name="T3">un par un.</text:span></text:p>
      <text:p text:style-name="P1"/>
      <text:p text:style-name="P1"/>
      <text:p text:style-name="P52"><text:span text:style-name="T1">2. </text:span><text:span text:style-name="T32">f</text:span><text:span text:style-name="T31">i</text:span><text:span text:style-name="T32">nd</text:span><text:span text:style-name="T1"> ~ &gt; liste-fichiers (où sont les résultats ?)</text:span></text:p>
      <text:p text:style-name="P51"><text:span text:style-name="T1">Les r</text:span><text:span text:style-name="T3">é</text:span><text:span text:style-name="T1">sultat de ‘fond’ ont été rediriger </text:span><text:span text:style-name="T2">dans </text:span><text:span text:style-name="T1">pistachiers.</text:span></text:p>
      <text:p text:style-name="P4"/>
      <text:p text:style-name="P4"/>
      <text:p text:style-name="P5">3.<text:span text:style-name="T34">cat </text:span>-n liste-fichiers (rôle de l’option ?)</text:p>
      <text:p text:style-name="P5"/>
      <text:p text:style-name="P5"><text:s/>L’option affiche le contenue du fichier en énumérant le contenue dans l’ordre alphabétique.</text:p>
      <text:p text:style-name="P6"/>
      <text:p text:style-name="P6"/>
      <text:p text:style-name="P7">4. <text:span text:style-name="T31">wc</text:span> liste-fichiers</text:p>
      <text:p text:style-name="P7"/>
      <text:p text:style-name="P7"><text:s/>‘<text:span text:style-name="T31">wc</text:span>’ <text:span text:style-name="T9">donne le nombre de ligne, de mots et de bits d’un fichier.</text:span></text:p>
      <text:p text:style-name="P6"/>
      <text:p text:style-name="P6"/>
      <text:p text:style-name="P8">5. f<text:span text:style-name="T31">i</text:span>nd ~ | more</text:p>
      <text:p text:style-name="P7"/>
      <text:p text:style-name="P7"><text:s/>‘<text:span text:style-name="T10">more’ permet de se déplacer dans un texte </text:span><text:span text:style-name="T11">écran par écran</text:span><text:span text:style-name="T10">.</text:span></text:p>
      <text:p text:style-name="P6"/>
      <text:p text:style-name="P6"/>
      <text:p text:style-name="P7">6.f<text:span text:style-name="T31">i</text:span>nd ~ | <text:span text:style-name="T33">wc</text:span> (option pour voir seule-ment le nombre de lignes ?)</text:p>
      <text:p text:style-name="P7"/>
      <text:p text:style-name="P7">L’option ‘-l’ de <text:span text:style-name="T33">wc</text:span> <text:span text:style-name="T12">permet d’avoir le nombre de ligne.</text:span></text:p>
      <text:p text:style-name="P9"/>
      <text:p text:style-name="P9"/>
      <text:p text:style-name="P10">7.<text:span text:style-name="T31">e</text:span>cho abc | <text:span text:style-name="T33">wc</text:span> -c (comptez)</text:p>
      <text:p text:style-name="P10"/>
      <text:p text:style-name="P10"><text:span text:style-name="T13">l’option ‘-cade ‘</text:span><text:span text:style-name="T33">wc</text:span><text:span text:style-name="T13">’ c</text:span>ompte le nombre de caractère <text:span text:style-name="T14">d’un fichier ou d’un flux</text:span>.</text:p>
      <text:p text:style-name="P11"/>
      <text:p text:style-name="P11"/>
      <text:p text:style-name="P15">8.écho "Bienvenue à l’IUT" &gt; message</text:p>
      <text:p text:style-name="P15"/>
      <text:p text:style-name="P15"><text:span text:style-name="T15">Permet de redirigé </text:span><text:span text:style-name="T18">et/ou crée </text:span><text:span text:style-name="T15">‘</text:span><text:span text:style-name="T16">B</text:span><text:span text:style-name="T15">ienvenue à l’IUT’ dans un fichier texte </text:span><text:span text:style-name="T17">appelé message</text:span></text:p>
      <text:p text:style-name="P12"/>
      <text:p text:style-name="P12"/>
      <text:p text:style-name="P16">9.date &gt;&gt; message (différence entre &gt; et &gt;&gt; ?)</text:p>
      <text:p text:style-name="P16"/>
      <text:p text:style-name="P16">La différence c’est que l’option ‘&gt;&gt;’ ajoute <text:span text:style-name="T6">le résultat</text:span><text:span text:style-name="T4"> dans fichier alors que l’option ‘&gt;’ remplace</text:span></text:p>
      <text:p text:style-name="P14"><text:span text:style-name="T4">tout le contenue </text:span><text:span text:style-name="T5">précédent </text:span><text:span text:style-name="T4">du fichier </text:span><text:span text:style-name="T7">par </text:span><text:span text:style-name="T8">un nouveau</text:span><text:span text:style-name="T4">.</text:span></text:p>
      <text:p text:style-name="P13"/>
      <text:p text:style-name="P13"/>
      <text:p text:style-name="P16"><text:span text:style-name="T9">10. <text:s/></text:span><text:span text:style-name="T30">tr "[a-z]" "[A-Z]" &lt; message</text:span></text:p>
      <text:p text:style-name="P16"><text:soft-page-break/></text:p>
      <text:p text:style-name="P54">Cette commande remplace toutes les lettres minuscule de A à Z en majuscule</text:p>
      <text:p text:style-name="P13"/>
      <text:p text:style-name="P13"/>
      <text:p text:style-name="P65">Exercice 2 : </text:p>
      <text:p text:style-name="P17"/>
      <text:p text:style-name="P18">OK </text:p>
      <text:p text:style-name="P18"/>
      <text:p text:style-name="P66">Exercice 3 : </text:p>
      <text:p text:style-name="P18"/>
      <text:p text:style-name="P20">- <text:span text:style-name="T31">gr</text:span><text:span text:style-name="T23">ep</text:span> BORDEAUX <text:span text:style-name="T26">ins</text:span><text:span text:style-name="T31">ee.csv</text:span> <text:s text:c="3"/></text:p>
      <text:p text:style-name="P19">OK</text:p>
      <text:p text:style-name="P18"/>
      <text:p text:style-name="P20">- <text:span text:style-name="T31">gr</text:span><text:span text:style-name="T23">ep</text:span> -n BORDEAUX <text:s/><text:span text:style-name="T26">ins</text:span><text:span text:style-name="T31">ee.csv</text:span></text:p>
      <text:p text:style-name="P19"><text:s/>cette commande affiche toutes lignes contentant le mot BORDEAUX ainsi que leurs numéro de ligne respective lignes.</text:p>
      <text:p text:style-name="P19"/>
      <text:p text:style-name="P20">- <text:s/><text:span text:style-name="T31">gr</text:span><text:span text:style-name="T23">ep</text:span> ^BORDEAUX <text:s/><text:span text:style-name="T26">ins</text:span><text:span text:style-name="T31">ee.csv</text:span></text:p>
      <text:p text:style-name="P48">cette fois elle n’affiche que les lignes commençant par le mot BORDEAUX.</text:p>
      <text:p text:style-name="P19"/>
      <text:p text:style-name="P20">- <text:s/><text:span text:style-name="T31">gr</text:span><text:span text:style-name="T23">ep</text:span> ’st PIERRE’ <text:s/><text:span text:style-name="T26">ins</text:span><text:span text:style-name="T31">ee.csv</text:span></text:p>
      <text:p text:style-name="P19"><text:span text:style-name="T19">cette commande affiche toutes les lignes conte</text:span><text:span text:style-name="T20">n</text:span><text:span text:style-name="T19">a</text:span><text:span text:style-name="T20">n</text:span><text:span text:style-name="T19">t le mot st </text:span><text:span text:style-name="T20">PIERRE.</text:span></text:p>
      <text:p text:style-name="P18"/>
      <text:p text:style-name="P20">- <text:span text:style-name="T31">gr</text:span><text:span text:style-name="T23">ep</text:span> ’^st PIERRE;’ <text:s/><text:span text:style-name="T26">ins</text:span><text:span text:style-name="T31">ee.csv</text:span></text:p>
      <text:p text:style-name="P21">cette commande affiche toutes les lignes commençant par ‘st PIERRE;’</text:p>
      <text:p text:style-name="P21"/>
      <text:p text:style-name="P22">- <text:span text:style-name="T31">gr</text:span><text:span text:style-name="T23">ep</text:span> ’33210’ <text:s/><text:span text:style-name="T26">ins</text:span><text:span text:style-name="T31">ee.csv</text:span></text:p>
      <text:p text:style-name="P23">cette commande affiche toutes les lignes contenant 33210</text:p>
      <text:p text:style-name="P23"/>
      <text:p text:style-name="P24">- <text:span text:style-name="T31">gr</text:span><text:span text:style-name="T23">ep</text:span> ’33210<text:span text:style-name="T21">$</text:span>’ <text:s/><text:span text:style-name="T26">ins</text:span><text:span text:style-name="T31">ee.csv</text:span></text:p>
      <text:p text:style-name="P25">cette commande affiche toutes les lignes terminant par 33210</text:p>
      <text:p text:style-name="P25"/>
      <text:p text:style-name="P26">- <text:span text:style-name="T31">gr</text:span><text:span text:style-name="T23">ep</text:span> ’;33210;’ <text:s/><text:span text:style-name="T26">ins</text:span><text:span text:style-name="T31">ee.csv</text:span></text:p>
      <text:p text:style-name="P27">cette commande affiche toutes les lignes contenant ‘;33210;’</text:p>
      <text:p text:style-name="P27"/>
      <text:p text:style-name="P28">L’option ^ permet d’indiquer qu’on cherche un mot commençant par le mot qui le suit et </text:p>
      <text:p text:style-name="P28">l’option $ permet d’indiquer qu’on cherche un mot terminant par le mot qui le suit. </text:p>
      <text:p text:style-name="P28"/>
      <text:p text:style-name="P28"/>
      <text:p text:style-name="P60">Exercice 4 :</text:p>
      <text:p text:style-name="P42"/>
      <text:p text:style-name="P43">1. Comment le modifier pour qu’il fonctionne correctement pour des villes comme «ALBI» ?</text:p>
      <text:p text:style-name="P13">O<text:span text:style-name="T22">n fait 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3"><text:span text:style-name="T31">gr</text:span>ep "^$1"</text:p>
          </table:table-cell>
        </table:table-row>
      </table:table>
      <text:p text:style-name="P13"/>
      <text:p text:style-name="P47">2. Modifiez-le pour qu’il fonctionne pour «st MARTIN».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3"><text:span text:style-name="T31">gr</text:span>ep "^$1;" </text:p>
          </table:table-cell>
        </table:table-row>
      </table:table>
      <text:p text:style-name="P47"/>
      <text:p text:style-name="P49">3.Quelle option ajouter à grip pour qu’il accepte les noms en majuscules-minuscules</text:p>
      <text:p text:style-name="P49">indifféremment ?</text:p>
      <text:p text:style-name="P50">On ajoute l’option -i:</text:p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53"><text:span text:style-name="T31">gr</text:span>ep -<text:span text:style-name="T24">i "</text:span>^$1;" <text:span text:style-name="T26">ins</text:span><text:span text:style-name="T31">ee.csv</text:span><text:span text:style-name="T26"> | </text:span><text:span text:style-name="T31">c</text:span><text:span text:style-name="T26">ut -d: -f2</text:span></text:p>
          </table:table-cell>
        </table:table-row>
      </table:table>
      <text:p text:style-name="P49"/>
      <text:p text:style-name="P62">Exercice <text:span text:style-name="T25">5 </text:span>:</text:p>
      <text:p text:style-name="P62"/>
      <text:p text:style-name="P69">Écrire un script enseignante-chercheuse à qui on donne un code postal sur deux chiffres et affiche les lignes des villes de ce département.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5"><text:span text:style-name="T24">gr</text:span><text:span text:style-name="T31">e</text:span><text:span text:style-name="T24">p</text:span> -<text:span text:style-name="T24">i "</text:span>;$1;" <text:span text:style-name="T26">ins</text:span><text:span text:style-name="T31">ee.csv</text:span><text:span text:style-name="T26"> | </text:span><text:span text:style-name="T31">c</text:span><text:span text:style-name="T26">ut -d: -f</text:span><text:span text:style-name="T27">3 </text:span><text:span text:style-name="T35">ou </text:span><text:span text:style-name="T24">gr</text:span><text:span text:style-name="T31">e</text:span><text:span text:style-name="T24">p</text:span> -<text:span text:style-name="T24">i "</text:span>;$<text:span text:style-name="T35">1[0-9][0-9][0-9]</text:span>" <text:span text:style-name="T26">ins</text:span><text:span text:style-name="T31">ee.csv</text:span></text:p>
          </table:table-cell>
        </table:table-row>
      </table:table>
      <text:p text:style-name="P31"/>
      <text:p text:style-name="P31"/>
      <text:p text:style-name="P61">Exercice <text:span text:style-name="T28">6</text:span>:</text:p>
      <text:p text:style-name="P29"/>
      <text:p text:style-name="P31">Quelle est la signification des options ?</text:p>
      <text:p text:style-name="P31"/>
      <text:p text:style-name="P32">L’option -d permet de sélectionner le caractère séparateur ici dans notre c’est « ; » <text:span text:style-name="T29">et l’option -f permet de sélectionner une colonne.</text:span></text:p>
      <text:p text:style-name="P32"/>
      <text:p text:style-name="P32"/>
      <text:p text:style-name="P32"><text:span text:style-name="T29">Écrivez un script à qui on donne en </text:span>paramètre un code postal et affiche uniquement le nom et le département des communes concernées.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41">#!/bin/bash</text:p>
            <text:p text:style-name="P41">echo Code postal choisie = $1</text:p>
            <text:p text:style-name="P41">CODE=$1</text:p>
            <text:p text:style-name="P41">grep ";${CODE};" insee.csv | cut -d ";" -f 1-2</text:p>
          </table:table-cell>
        </table:table-row>
      </table:table>
      <text:p text:style-name="P32"/>
      <text:p text:style-name="P32"/>
      <text:p text:style-name="P57">Exercice 7 :</text:p>
      <text:p text:style-name="P32"/>
      <text:p text:style-name="P32"><text:span text:style-name="T36">1.</text:span>$ head -n 20 insee.csv </text:p>
      <text:p text:style-name="P33">Nous affiche les 20 1ère lignes du fichier insee.csv </text:p>
      <text:p text:style-name="P33"/>
      <text:p text:style-name="P36">2.<text:span text:style-name="T38">$ </text:span>head -c 20 insee.csv </text:p>
      <text:p text:style-name="P38">Fait beugu<text:span text:style-name="T39">ée</text:span> mon prompt</text:p>
      <text:p text:style-name="P36"/>
      <text:p text:style-name="P37">3.<text:span text:style-name="T38">$ </text:span>tail -n 20 insee.csv </text:p>
      <text:p text:style-name="P34">Nous affiche les 20 <text:span text:style-name="T37">dèrnières</text:span> lignes du fichier insee.csv </text:p>
      <text:p text:style-name="P32"/>
      <text:p text:style-name="P39">4.<text:span text:style-name="T38">$ </text:span><text:span text:style-name="T37">tail -</text:span><text:span text:style-name="T40">c</text:span><text:span text:style-name="T37"> 20 insee.csv </text:span></text:p>
      <text:p text:style-name="P35">Nous affiche l<text:span text:style-name="T40">a</text:span> <text:span text:style-name="T37">dèrnière</text:span> ligne du fichier insee.csv </text:p>
      <text:p text:style-name="P35"/>
      <text:p text:style-name="P40">5. find ~ | head -n 15</text:p>
      <text:p text:style-name="P40"/>
      <text:p text:style-name="P40"/>
      <text:p text:style-name="P30">Exercice <text:span text:style-name="T41">8</text:span> :</text:p>
      <text:p text:style-name="P30"/>
      <text:p text:style-name="P44"><text:soft-page-break/>Donnez une combinaison de head et tail qui produise, en sortie, les lignes 100 à 120 des données fournies sur son entrée standard.</text:p>
      <text:p text:style-name="P4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6">head -n 120 insee.csv | tail -n 21</text:p>
          </table:table-cell>
        </table:table-row>
      </table:table>
      <text:p text:style-name="P58"/>
      <text:p text:style-name="P58"/>
      <text:p text:style-name="P58">Exercice <text:span text:style-name="T42">9 </text:span>:</text:p>
      <text:p text:style-name="P55"/>
      <text:p text:style-name="P67">Avec la commande find, écrire une ligne de commande permettant d’afficher (sans aucun message d’erreur) le nombre de fichiers portant le suffixe .log dans le répertoire /var/log</text:p>
      <text:p text:style-name="P67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71">find /var/log/ -name *.log 2&gt; /dev/null | wc -l</text:p>
          </table:table-cell>
        </table:table-row>
      </table:table>
      <text:p text:style-name="P67"/>
      <text:p text:style-name="P67"/>
      <text:p text:style-name="P59">Exercice <text:span text:style-name="T43">10</text:span><text:span text:style-name="T42"> </text:span>:</text:p>
      <text:p text:style-name="P56"/>
      <text:p text:style-name="P68">$ sed -e ’s/hello/bonjour/’ &lt; hello.cc</text:p>
      <text:p text:style-name="P68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0:45:16.048181710</meta:creation-date>
    <meta:generator>LibreOffice/7.3.6.2$Linux_X86_64 LibreOffice_project/30$Build-2</meta:generator>
    <dc:date>2022-10-24T15:55:10.931889462</dc:date>
    <meta:editing-duration>PT2H2M50S</meta:editing-duration>
    <meta:editing-cycles>95</meta:editing-cycles>
    <meta:document-statistic meta:table-count="7" meta:image-count="0" meta:object-count="0" meta:page-count="4" meta:paragraph-count="83" meta:word-count="666" meta:character-count="3858" meta:non-whitespace-character-count="3243"/>
  </office:meta>
</office:document-meta>
</file>